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7b7b" officeooo:paragraph-rsid="00017b7b"/>
    </style:style>
    <style:style style:name="P2" style:family="paragraph" style:parent-style-name="Standard">
      <style:text-properties officeooo:rsid="00031b05" officeooo:paragraph-rsid="00031b05"/>
    </style:style>
    <style:style style:name="P3" style:family="paragraph" style:parent-style-name="Standard">
      <style:text-properties officeooo:rsid="00046f6d" officeooo:paragraph-rsid="00046f6d"/>
    </style:style>
    <style:style style:name="P4" style:family="paragraph" style:parent-style-name="Standard">
      <style:text-properties officeooo:rsid="00049059" officeooo:paragraph-rsid="00049059"/>
    </style:style>
    <style:style style:name="P5" style:family="paragraph" style:parent-style-name="Standard">
      <style:text-properties officeooo:rsid="0005cd99" officeooo:paragraph-rsid="0005cd99"/>
    </style:style>
    <style:style style:name="P6" style:family="paragraph" style:parent-style-name="Standard">
      <style:text-properties officeooo:rsid="0005cd99" officeooo:paragraph-rsid="00073692"/>
    </style:style>
    <style:style style:name="P7" style:family="paragraph" style:parent-style-name="Standard">
      <style:text-properties officeooo:rsid="00073692" officeooo:paragraph-rsid="00073692"/>
    </style:style>
    <style:style style:name="P8" style:family="paragraph" style:parent-style-name="Standard">
      <style:text-properties officeooo:rsid="00073692" officeooo:paragraph-rsid="00075a5a"/>
    </style:style>
    <style:style style:name="P9" style:family="paragraph" style:parent-style-name="Standard">
      <style:text-properties officeooo:rsid="00075a5a" officeooo:paragraph-rsid="00075a5a"/>
    </style:style>
    <style:style style:name="P10" style:family="paragraph" style:parent-style-name="Standard">
      <style:text-properties officeooo:rsid="000842ac" officeooo:paragraph-rsid="000842ac"/>
    </style:style>
    <style:style style:name="P11" style:family="paragraph" style:parent-style-name="Standard">
      <style:text-properties officeooo:rsid="000842ac" officeooo:paragraph-rsid="00090cfe"/>
    </style:style>
    <style:style style:name="P12" style:family="paragraph" style:parent-style-name="Standard">
      <style:text-properties officeooo:rsid="000842ac" officeooo:paragraph-rsid="000adcc7"/>
    </style:style>
    <style:style style:name="P13" style:family="paragraph" style:parent-style-name="Standard">
      <style:text-properties officeooo:rsid="00090cfe" officeooo:paragraph-rsid="00090cfe"/>
    </style:style>
    <style:style style:name="P14" style:family="paragraph" style:parent-style-name="Standard">
      <style:text-properties officeooo:rsid="000adcc7" officeooo:paragraph-rsid="000adcc7"/>
    </style:style>
    <style:style style:name="P15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0adcc7" officeooo:paragraph-rsid="000adcc7" style:font-size-asian="12pt" style:font-size-complex="12pt"/>
    </style:style>
    <style:style style:name="P16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0d81d5" officeooo:paragraph-rsid="000d81d5" style:font-size-asian="12pt" style:font-size-complex="12pt"/>
    </style:style>
    <style:style style:name="P17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0ed180" officeooo:paragraph-rsid="000ed180" style:font-size-asian="12pt" style:font-size-complex="12pt"/>
    </style:style>
    <style:style style:name="P18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0ed180" officeooo:paragraph-rsid="00101b7d" style:font-size-asian="12pt" style:font-size-complex="12pt"/>
    </style:style>
    <style:style style:name="P19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01b7d" officeooo:paragraph-rsid="00101b7d" style:font-size-asian="12pt" style:font-size-complex="12pt"/>
    </style:style>
    <style:style style:name="P20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05369" officeooo:paragraph-rsid="00105369" style:font-size-asian="12pt" style:font-size-complex="12pt"/>
    </style:style>
    <style:style style:name="P21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0e5f3" officeooo:paragraph-rsid="0010e5f3" style:font-size-asian="12pt" style:font-size-complex="12pt"/>
    </style:style>
    <style:style style:name="P22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0e5f3" officeooo:paragraph-rsid="001127d2" style:font-size-asian="12pt" style:font-size-complex="12pt"/>
    </style:style>
    <style:style style:name="P23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127d2" officeooo:paragraph-rsid="001127d2" style:font-size-asian="12pt" style:font-size-complex="12pt"/>
    </style:style>
    <style:style style:name="P24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127d2" officeooo:paragraph-rsid="00118b8a" style:font-size-asian="12pt" style:font-size-complex="12pt"/>
    </style:style>
    <style:style style:name="P25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0842ac" officeooo:paragraph-rsid="0010e5f3" style:font-size-asian="12pt" style:font-size-complex="12pt"/>
    </style:style>
    <style:style style:name="P26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18b8a" officeooo:paragraph-rsid="00118b8a" style:font-size-asian="12pt" style:font-size-complex="12pt"/>
    </style:style>
    <style:style style:name="P27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20939" officeooo:paragraph-rsid="00120939" style:font-size-asian="12pt" style:font-size-complex="12pt"/>
    </style:style>
    <style:style style:name="P28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20939" officeooo:paragraph-rsid="001a8786" style:font-size-asian="12pt" style:font-size-complex="12pt"/>
    </style:style>
    <style:style style:name="P29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29b21" officeooo:paragraph-rsid="00129b21" style:font-size-asian="12pt" style:font-size-complex="12pt"/>
    </style:style>
    <style:style style:name="P30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29b21" officeooo:paragraph-rsid="001478c2" style:font-size-asian="12pt" style:font-size-complex="12pt"/>
    </style:style>
    <style:style style:name="P31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478c2" officeooo:paragraph-rsid="001478c2" style:font-size-asian="12pt" style:font-size-complex="12pt"/>
    </style:style>
    <style:style style:name="P32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478c2" officeooo:paragraph-rsid="001657dd" style:font-size-asian="12pt" style:font-size-complex="12pt"/>
    </style:style>
    <style:style style:name="P33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657dd" officeooo:paragraph-rsid="001657dd" style:font-size-asian="12pt" style:font-size-complex="12pt"/>
    </style:style>
    <style:style style:name="P34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657dd" officeooo:paragraph-rsid="001a8786" style:font-size-asian="12pt" style:font-size-complex="12pt"/>
    </style:style>
    <style:style style:name="P35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6e3eb" officeooo:paragraph-rsid="0016e3eb" style:font-size-asian="12pt" style:font-size-complex="12pt"/>
    </style:style>
    <style:style style:name="P36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70efc" officeooo:paragraph-rsid="00170efc" style:font-size-asian="12pt" style:font-size-complex="12pt"/>
    </style:style>
    <style:style style:name="P37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8ff00" officeooo:paragraph-rsid="0018ff00" style:font-size-asian="12pt" style:font-size-complex="12pt"/>
    </style:style>
    <style:style style:name="P38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aa3ba" officeooo:paragraph-rsid="001aa3ba" style:font-size-asian="12pt" style:font-size-complex="12pt"/>
    </style:style>
    <style:style style:name="P39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aad87" officeooo:paragraph-rsid="001aad87" style:font-size-asian="12pt" style:font-size-complex="12pt"/>
    </style:style>
    <style:style style:name="P40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adf5e" officeooo:paragraph-rsid="001adf5e" style:font-size-asian="12pt" style:font-size-complex="12pt"/>
    </style:style>
    <style:style style:name="P41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bbaa3" officeooo:paragraph-rsid="001bbaa3" style:font-size-asian="12pt" style:font-size-complex="12pt"/>
    </style:style>
    <style:style style:name="P42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cd4e6" officeooo:paragraph-rsid="001cd4e6" style:font-size-asian="12pt" style:font-size-complex="12pt"/>
    </style:style>
    <style:style style:name="P43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ec1c8" officeooo:paragraph-rsid="001ec1c8" style:font-size-asian="12pt" style:font-size-complex="12pt"/>
    </style:style>
    <style:style style:name="P44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ef34e" officeooo:paragraph-rsid="001ef34e" style:font-size-asian="12pt" style:font-size-complex="12pt"/>
    </style:style>
    <style:style style:name="P45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ef34e" officeooo:paragraph-rsid="001f5af7" style:font-size-asian="12pt" style:font-size-complex="12pt"/>
    </style:style>
    <style:style style:name="P46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0bc6e" officeooo:paragraph-rsid="0020bc6e" style:font-size-asian="12pt" style:font-size-complex="12pt"/>
    </style:style>
    <style:style style:name="P47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2110d" officeooo:paragraph-rsid="0022110d" style:font-size-asian="12pt" style:font-size-complex="12pt"/>
    </style:style>
    <style:style style:name="P48" style:family="paragraph" style:parent-style-name="Standard">
      <style:text-properties officeooo:rsid="000b91a5" officeooo:paragraph-rsid="000b91a5"/>
    </style:style>
    <style:style style:name="P49" style:family="paragraph" style:parent-style-name="Standard">
      <style:text-properties officeooo:rsid="000d81d5" officeooo:paragraph-rsid="000d81d5"/>
    </style:style>
    <style:style style:name="P50" style:family="paragraph" style:parent-style-name="Standard">
      <style:text-properties officeooo:rsid="000ed180" officeooo:paragraph-rsid="000ed180"/>
    </style:style>
    <style:style style:name="P51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0bc6e" officeooo:paragraph-rsid="0020bc6e" style:font-size-asian="12pt" style:font-size-complex="12pt"/>
    </style:style>
    <style:style style:name="P52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2110d" officeooo:paragraph-rsid="0022110d" style:font-size-asian="12pt" style:font-size-complex="12pt"/>
    </style:style>
    <style:style style:name="P53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292ec" officeooo:paragraph-rsid="002292ec" style:font-size-asian="12pt" style:font-size-complex="12pt"/>
    </style:style>
    <style:style style:name="P54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676e9" officeooo:paragraph-rsid="002676e9" style:font-size-asian="12pt" style:font-size-complex="12pt"/>
    </style:style>
    <style:style style:name="P55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292ec" officeooo:paragraph-rsid="002292ec" style:font-size-asian="12pt" style:font-style-asian="normal" style:font-size-complex="12pt" style:font-style-complex="normal"/>
    </style:style>
    <style:style style:name="P56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3209d" officeooo:paragraph-rsid="0023209d" style:font-size-asian="12pt" style:font-style-asian="normal" style:font-size-complex="12pt" style:font-style-complex="normal"/>
    </style:style>
    <style:style style:name="P57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0bc6e" officeooo:paragraph-rsid="0020bc6e" style:font-size-asian="12pt" style:font-style-asian="normal" style:font-size-complex="12pt" style:font-style-complex="normal"/>
    </style:style>
    <style:style style:name="P58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4e6cc" officeooo:paragraph-rsid="0024e6cc" style:font-size-asian="12pt" style:font-style-asian="normal" style:font-size-complex="12pt" style:font-style-complex="normal"/>
    </style:style>
    <style:style style:name="P59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2292ec" officeooo:paragraph-rsid="002292ec" style:font-size-asian="12pt" style:font-style-asian="italic" style:font-size-complex="12pt" style:font-style-complex="italic"/>
    </style:style>
    <style:style style:name="T1" style:family="text">
      <style:text-properties officeooo:rsid="00031b05"/>
    </style:style>
    <style:style style:name="T2" style:family="text">
      <style:text-properties officeooo:rsid="00049059"/>
    </style:style>
    <style:style style:name="T3" style:family="text">
      <style:text-properties officeooo:rsid="00073692"/>
    </style:style>
    <style:style style:name="T4" style:family="text">
      <style:text-properties officeooo:rsid="00075a5a"/>
    </style:style>
    <style:style style:name="T5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252525" style:font-name="Liberation Serif" fo:font-size="12pt" fo:letter-spacing="normal" fo:font-style="normal" fo:font-weight="normal" officeooo:rsid="000842ac" style:font-size-asian="12pt" style:font-size-complex="12pt"/>
    </style:style>
    <style:style style:name="T7" style:family="text">
      <style:text-properties fo:font-variant="normal" fo:text-transform="none" fo:color="#252525" style:font-name="Liberation Serif" fo:font-size="12pt" fo:letter-spacing="normal" fo:font-style="normal" fo:font-weight="normal" officeooo:rsid="000adcc7" style:font-size-asian="12pt" style:font-size-complex="12pt"/>
    </style:style>
    <style:style style:name="T8" style:family="text">
      <style:text-properties fo:font-variant="normal" fo:text-transform="none" fo:color="#252525" style:font-name="Liberation Serif" fo:font-size="12pt" fo:letter-spacing="normal" fo:font-style="normal" fo:font-weight="normal" officeooo:rsid="000b91a5" style:font-size-asian="12pt" style:font-size-complex="12pt"/>
    </style:style>
    <style:style style:name="T9" style:family="text">
      <style:text-properties fo:font-variant="normal" fo:text-transform="none" fo:color="#252525" style:font-name="Liberation Serif" fo:font-size="12pt" fo:letter-spacing="normal" fo:font-style="normal" fo:font-weight="normal" officeooo:rsid="000ed180" style:font-size-asian="12pt" style:font-size-complex="12pt"/>
    </style:style>
    <style:style style:name="T10" style:family="text">
      <style:text-properties officeooo:rsid="000842ac"/>
    </style:style>
    <style:style style:name="T11" style:family="text">
      <style:text-properties officeooo:rsid="00101b7d"/>
    </style:style>
    <style:style style:name="T12" style:family="text">
      <style:text-properties officeooo:rsid="0010e5f3"/>
    </style:style>
    <style:style style:name="T13" style:family="text">
      <style:text-properties officeooo:rsid="001127d2"/>
    </style:style>
    <style:style style:name="T14" style:family="text">
      <style:text-properties officeooo:rsid="00120939"/>
    </style:style>
    <style:style style:name="T15" style:family="text">
      <style:text-properties officeooo:rsid="001478c2"/>
    </style:style>
    <style:style style:name="T16" style:family="text">
      <style:text-properties officeooo:rsid="001657dd"/>
    </style:style>
    <style:style style:name="T17" style:family="text">
      <style:text-properties officeooo:rsid="0018ff00"/>
    </style:style>
    <style:style style:name="T18" style:family="text">
      <style:text-properties officeooo:rsid="001a8786"/>
    </style:style>
    <style:style style:name="T19" style:family="text">
      <style:text-properties officeooo:rsid="001aa3ba"/>
    </style:style>
    <style:style style:name="T20" style:family="text">
      <style:text-properties officeooo:rsid="001aad87"/>
    </style:style>
    <style:style style:name="T21" style:family="text">
      <style:text-properties officeooo:rsid="00170efc"/>
    </style:style>
    <style:style style:name="T22" style:family="text">
      <style:text-properties officeooo:rsid="001adf5e"/>
    </style:style>
    <style:style style:name="T23" style:family="text">
      <style:text-properties officeooo:rsid="001bbaa3"/>
    </style:style>
    <style:style style:name="T24" style:family="text">
      <style:text-properties officeooo:rsid="001ef34e"/>
    </style:style>
    <style:style style:name="T25" style:family="text">
      <style:text-properties officeooo:rsid="001f5af7"/>
    </style:style>
    <style:style style:name="T26" style:family="text">
      <style:text-properties officeooo:rsid="0022110d"/>
    </style:style>
    <style:style style:name="T27" style:family="text">
      <style:text-properties officeooo:rsid="002292e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24e6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 своей одежде я никогда не придирался — носил, что дадут, лишь бы не грязная и не драная, но и за этим больше следила мама, чем я.</text:p>
      <text:p text:style-name="P1">Так что та моя обновка — куртка из коричневого дерматина по выкройкам «Работницы» <text:s/>— <text:s/>появилась по её инициативе и пошита была её руками.</text:p>
      <text:p text:style-name="P1">Деньги на дерматин нашлись, потому что отец перешёл слесарем в Рембазу и его зарплата стала на десять рублей больше.</text:p>
      <text:p text:style-name="P1">Хорошая получилась куртка — приятного коричневого цвета с манжетами и поясом из более т<text:span text:style-name="T1">ё</text:span>много материала. <text:span text:style-name="T1">Если посмотреть издалека, она даже отблёскивала на солнце.</text:span></text:p>
      <text:p text:style-name="P2">Через две недели дерматин на сгибах локтей полысел до самой его основы, но свою награду я получал когда куртка имела ещё <text:s text:c="2"/>парадный вид.</text:p>
      <text:p text:style-name="P2">Да, профсоюзный комитет завода КПВРЗ наградил меня, как активного участника самодеятельности. На профсоюзной конференции в Клубе председатель профкома лично вручил мне не какую-то грамоту, а увесистый бумажный свёрток.</text:p>
      <text:p text:style-name="P2">В нём оказались ласты из тёмной резины и маска для подводного плавания.</text:p>
      <text:p text:style-name="P2">Раза два я брал это снаряжение на Сейм, но плавать в ластах оказалось тяжелее, чем можно подумать глядя на Человека-амфибию. В маску же проникала вода и затекала <text:s text:c="2"/>в нос. Хотя, возможно, по другому и не бывает.</text:p>
      <text:p text:style-name="P2">Однако, в планах на лето у меня стояло не изучение придонной жизни водоёмов, а трудоустройство.</text:p>
      <text:p text:style-name="P2">Мне нужны были деньги. Много денег. Потому что я — «безлошадный».</text:p>
      <text:p text:style-name="P2">У Влади — мопед «Рига-4»; Чуба на «Десне-3». У Чепы нет мопеда, но он поставил на свой велосипед бензиновый моторчик и, когда стая мопедистов с Посёлка несётся по проспекту</text:p>
      <text:p text:style-name="P2"><text:s/>Мира, не слишком-то и отстаёт.</text:p>
      <text:p text:style-name="P2">Но «Рига-4» всех сильнее.</text:p>
      <text:p text:style-name="P2">Владя, конечно, раза два дал мне прокатиться — треск мотора, ветер в лицо, скорость — восторг!</text:p>
      <text:p text:style-name="P2">У Чубы его мопед не выпросишь.</text:p>
      <text:p text:style-name="P2">- Ну, чё ты. Не жлобься. Я только по Профессийной и обратно.</text:p>
      <text:p text:style-name="P2">Смеётся, но не даёт.</text:p>
      <text:p text:style-name="P2">- У, жлобяра!</text:p>
      <text:p text:style-name="P2">Опять смеётся.</text:p>
      <text:p text:style-name="P3">Чепин велосипед с моторчиком я и сам не хочу.</text:p>
      <text:p text:style-name="P3">Но где заработать на мопед? Вот в чём вопрос.</text:p>
      <text:p text:style-name="P3">Мама сказала, что после девятого класса принимают на Овощную базу. Надо пойти в контору ОРСа на Переезде и написать заявление в Отделе кадров.</text:p>
      <text:p text:style-name="P3">Овощная база это — класс, там, небось, клубника — ящиками. И арбузы в магазин через неё, наверно, попадают.</text:p>
      <text:p text:style-name="P3">Только примут ли? Мне ведь ещё шестнадцать не исполнилось.</text:p>
      <text:p text:style-name="P3">В конторе ОРСа я волновался сильнее, чем на всех летних экзаменах. Приняли!</text:p>
      <text:p text:style-name="P3"/>
      <text:p text:style-name="P3">Так началась моя трудовая карьера.</text:p>
      <text:p text:style-name="P3">Овощная база расположена аж за Деповской. Туда я езжу на велосипеде.</text:p>
      <text:p text:style-name="P3">Кроме меня там ещё человек десять школьников. В основном из четырнадцатой школы.</text:p>
      <text:p text:style-name="P3">Одного я опознал — низкорослый с длинными патлами, кликуха Люк. Это он когда-то отвесил мне оплеуху за то, что я стрелял ему в спину.</text:p>
      <text:p text:style-name="P3">Он старого не поминает, ну, а я — тем более.</text:p>
      <text:p text:style-name="P3"/>
      <text:p text:style-name="P3">Первую пару дней мы сортировали ящики — конечно, пустые, без клубники — которые целые в сарай, которые ремонтировать — рядом с сараем, те, что вдрызг во-о-он к тем плитам посреди двора.</text:p>
      <text:p text:style-name="P3">Потом мы чистили картофелехранилище, где сгнила прошлогодняя картошка.</text:p>
      <text:p text:style-name="P3">В жизни не представлял я, что бывает такая нестерпимая вонища.</text:p>
      <text:p text:style-name="P3"><text:soft-page-break/>Мы грузим этот смрад лопатами в плетёные двуручные корзины и выносим далеко в бурьян на задворках Овощной базы.</text:p>
      <text:p text:style-name="P3">Число работающих школьников сократилось до пяти.</text:p>
      <text:p text:style-name="P3">Основная рабочая сила Базы это бабы в чёрных халатах и <text:span text:style-name="T2">разноцветных косынках на волосах.</text:span></text:p>
      <text:p text:style-name="P4">Они сортируют морковь, или бурак в других хранилищах, а мы уносим наполненные ими ящики.</text:p>
      <text:p text:style-name="P4">Сидя кружком вокруг кучи пыльных овощей, они не умолкают и на минуту. Рассказывают друг другу про «него» и про «неё».</text:p>
      <text:p text:style-name="P4">«Она» у них то толстеет, то худеет, то ложится в больницу, то говорит матери, что без него жить не может, то умирает, то уходит к другому; а «он» то пьёт, то алименты не платит, то просит выйти за него, то лечится от алкоголизма, то сдирает на кухне линолеум с пола, чтоб пропить, то уходит в примаки к любовнице.</text:p>
      <text:p text:style-name="P4">Вот так и мелют не смолкая, пока белобрысый хлопец из четырнадцатой, по кличке Длинный, не скажет самой разбитной бабёнке в кругу разбрасывающих овощи по ящикам:</text:p>
      <text:p text:style-name="P4">- Ну, чё, дашь?</text:p>
      <text:p text:style-name="P4">А та в ответ:</text:p>
      <text:p text:style-name="P4">- Дам, только так потяну, шо надвое перерву.</text:p>
      <text:p text:style-name="P4">Подруги начинают на неё тюкать и шикать — с дитём же ж говоришь, разве можно так то.</text:p>
      <text:p text:style-name="P5"/>
      <text:p text:style-name="P5">Обедать я ездил домой на велосипеде — двадцать минут туда, двадцать минут обратно, десять на суп и чай, или компот. Так что четыре раза в день я набирал сумасшедшую скорость, во всю крутя педали на бетонированном спуске в тоннель Путепровода.</text:p>
      <text:p text:style-name="P5">Какой же работник Овощной базы не любит быстрой езды?!</text:p>
      <text:p text:style-name="P5">Эгей!</text:p>
      <text:p text:style-name="P5">По утрам начальник Базы распределял кому где работать.</text:p>
      <text:p text:style-name="P5">Пару раз я попал в помощники к бондарям.</text:p>
      <text:p text:style-name="P5">На площадке перед их приземистой мастерской толпилась масса бочек нуждающихся в ремонте. Я закатывал их в мастерскую, или волочил волоком — в зависимости от степени разбитости.</text:p>
      <text:p text:style-name="P5">Два мужика в кепках и фартуках сбивали железные обручи бочки к её более узким торцам, <text:s/>и та рассыпалась на составляющие её гнутые досочки, которые они называли «клёпками».</text:p>
      <text:p text:style-name="P6">Бондари сортировали клёпки, выбрасывали негодные, восполняя недостачу из запаса старых клёпок; подтёсывали и подгоняли их друг к дружке, набирали два круглых <text:span text:style-name="T3"><text:s/></text:span>дна <text:span text:style-name="T3">из досочек пошире, <text:s/></text:span>вставляли <text:span text:style-name="T3">по торцам и снова набивали обручи.</text:span></text:p>
      <text:p text:style-name="P7">Конечно, я и раньше знал, что когда говорят «не хватает клёпки в голове» это значит то же самое что и « не все дома», но именно в той мастерской мне стало ясно откуда взялся этот смысл — бочку без клёпки ничем не наполнишь, как и чокнутый, с трещиной, стакан.</text:p>
      <text:p text:style-name="P7">Отходы я относил к кирпичным печкам во дворе с вмурованными в них железными котлами.</text:p>
      <text:p text:style-name="P7">Работали бондари не спеша, за день чинили три-четыре бочки и время рядом с ними тянулось долго, зато в мастерской пахло древесными стружками.</text:p>
      <text:p text:style-name="P7"/>
      <text:p text:style-name="P7">Рядом с каменщиками пахло сырой землёй. Они работали в длинном подвальном бункере, заменяя бревенчатую стену широкой кирпичной кладкой. На них тоже были кепки и фартуки, только потолще, чем у бондарей.</text:p>
      <text:p text:style-name="P7">Меня очень тянуло ложить кладку, хотя бы немного. Каменщик постарше позволил мне сделать один ряд, стоял в стороне и чему-то улыбался, хотя его напарник ворчал, что не так кладу.</text:p>
      <text:p text:style-name="P7">Мой напарник, из четырнадцатой, тоже всё время ворчал в адрес начальника Базы и отлынивал от работы. Через день он взял расчёт в конторе ОРСа.</text:p>
      <text:p text:style-name="P7"/>
      <text:p text:style-name="P7">А потом пошли огурцы. Вагонами.</text:p>
      <text:p text:style-name="P8"><text:soft-page-break/>Их втаскивали по проложенным <text:span text:style-name="T4">на</text:span> территории Базы <text:s/>рельсам <text:span text:style-name="T4">дизельные маневровые локомотивы.</text:span></text:p>
      <text:p text:style-name="P9">Огурцы были в ящиках и их надо было носить к кирпичным печкам во дворе, в чьих котлах варился рассол с укропом, а вокруг рядами стояли бочки со снятыми крышками в ожидании засоленных огурцов.</text:p>
      <text:p text:style-name="P9">Здесь работала уже знакомая бабская бригада, но им уже некогда было точить лясы про «него» и про «неё», они куховарили «узвар» в печных котлах с железными крышками.</text:p>
      <text:p text:style-name="P9">В кулинары я не стремился, меня устраивала должность истопника — подбрасывать в топки печек дровяные отходы от разбитых ящиков и треснутых клёпок, которые надо доламывать топором.</text:p>
      <text:p text:style-name="P9">Вобщем, работа не конвейерная; скажут — сделаешь, и опять сиди.</text:p>
      <text:p text:style-name="P9">Вот я и сидел подальше от печей, где слишком жарко. Держа гладкую узкую клёпку от бочки, я левой рукой брал на ней аккорды шестиструнной гитары: ля-минор, ми-мажор.</text:p>
      <text:p text:style-name="P10">Бабы смеялись издали:</text:p>
      <text:p text:style-name="P10">- Нашёл клёпку, шо тебе не хватала?</text:p>
      <text:p text:style-name="P11">Но я не обращал на них внимания, брал си-септаккорд и думал о Натал<text:span text:style-name="T5">и́</text:span>.</text:p>
      <text:p text:style-name="P11"/>
      <text:p text:style-name="P13">Когда по тротуару тебе навстречу идёт девушка с косыночкой на шее, но та завязана не как пионерский галстук, а узелком на плече, то враз понятно — она разбирается в шикарном стиле.</text:p>
      <text:p text:style-name="P13">И так охота заговорить, познакомиться, пойти рядом.</text:p>
      <text:p text:style-name="P13">Но как заговорить? Вдруг отошьёт? И будешь чувствовать себя разжмаканым помидором.</text:p>
      <text:p text:style-name="P13">Другое дело, если знаешь, что стильную девушку зовут Наташа Григоренко и ты с ней даже пытался научиться вальсировать под баян Гуревича.</text:p>
      <text:p text:style-name="P13">- Привет, Наташа, как дела?</text:p>
      <text:p text:style-name="P13">- О, Серёжа! Тебя не узнать. Вообще-то в двенадцатой школе меня все зовут <text:span text:style-name="T10">Натал</text:span><text:span text:style-name="T6">и́</text:span><text:span text:style-name="T10">.</text:span></text:p>
      <text:p text:style-name="P13">Нам случайно оказалось по пути и я проводил её до угла улицы где она жила. Улица Суворова, через дорогу от срединного въезда на Базар.</text:p>
      <text:p text:style-name="P13"/>
      <text:p text:style-name="P13">Или, всё-таки, она меня первой окликнула на том тротуаре?</text:p>
      <text:p text:style-name="P13">Ведь чтобы так повязать косынку нужно быть не только шикарной, но и решительной.</text:p>
      <text:p text:style-name="P13"/>
      <text:p text:style-name="P13">Как бы там ни было, но следующий шаг сделал я. Может не очень сразу, а через неделю-другую. Или даже через месяц? Но я сделал этот шаг. Вернее очень даже решительный прыжок.</text:p>
      <text:p text:style-name="P13"/>
      <text:p text:style-name="P13">Мы с Радей ехали от Переезда на задней ступеньке трамвая, чтоб обдувало ветерком. Когда трамвай разгонисто тадахал <text:s/>вдоль Базара, я вдруг зачем-то повернул голову и заглянул через дорогу в улицу Суворова.</text:p>
      <text:p text:style-name="P13">В ней, недалеко от угла, две девушки играли в бадминтон. </text:p>
      <text:p text:style-name="P14">Конечно, я сразу узнал длинные прямые волосы <text:span text:style-name="T10">Натал</text:span><text:span text:style-name="T6">и́</text:span><text:span text:style-name="T10">.</text:span></text:p>
      <text:p text:style-name="P14">- Пока, Радя!</text:p>
      <text:p text:style-name="P14">И я спрыгнул, не отвечая на его:</text:p>
      <text:p text:style-name="P14">- Ты куда?</text:p>
      <text:p text:style-name="P14">Да, я не ошибся — это была она.</text:p>
      <text:p text:style-name="P14">Вторая девушка тоже оказалась знакомой — бывшая одноклассница, Наташа Подрагун, которая вместе с <text:span text:style-name="T10">Натал</text:span><text:span text:style-name="T6">и́ </text:span><text:span text:style-name="T5">перешла в двенадцатую школу с физико-математическим уклоном.</text:span></text:p>
      <text:p text:style-name="P14">Конечно, я что-то начал тараторить, мол, случайно мимо, решил поделиться опытом как правильно дрессировать воланчик.</text:p>
      <text:p text:style-name="P14">И тут — на тебе! <text:s text:c="2"/>— <text:s/>ещё один случайный прохожий — Радя.</text:p>
      <text:p text:style-name="P14">Он явно тоже соскочил не доезжая до школы, хоть и собирался навестить своего дедушку.</text:p>
      <text:p text:style-name="P14">Скоро Наташа Подрагун ушла, потому что ни Радя, ни я, не очень-то с ней общались; из-за <text:soft-page-break/>того, что такая толстая.</text:p>
      <text:p text:style-name="P12">Натал<text:span text:style-name="T5">и́ </text:span><text:span text:style-name="T7">пригласила нас во двор своей хаты, где на врытом в землю столе лежала стопка номеров чешского журнала Film a divadlo. Я увлёкся картинками, а Радя перехватил разговорную инициативу.</text:span></text:p>
      <text:p text:style-name="P15">Но тут из соседнего огорода просвистали пара грудок сухой земли — с недолётом.</text:p>
      <text:p text:style-name="P12"><text:span text:style-name="T5">Натали́ </text:span><text:span text:style-name="T7">крикнула тому пацану, что пожалуется его родителям, но Радя побежал к забору — шугануть наглеца. <text:s/>Или повыделываться своей спортивной выправкой — как никак он два года ходил в ДЮСШ на волейбол.</text:span></text:p>
      <text:p text:style-name="P14"><text:span text:style-name="T5">То ли </text:span><text:span text:style-name="T6">Натали́ </text:span><text:span text:style-name="T5">как-то сочувствовала </text:span><text:span text:style-name="T8">ревнивому соседу-малолетке, или Радя, несмотря на подготовку, примял какой-то из картофельных кустов своей пробежкой, но пока он грозил мальцу за забором, <text:s/>она позвала меня прийти в четверг — у неё ещё много таких журналов.</text:span></text:p>
      <text:p text:style-name="P48"><text:span text:style-name="T5">Так мы начали встречаться. Я и </text:span><text:span text:style-name="T6">Натали́.</text:span></text:p>
      <text:p text:style-name="P48"/>
      <text:p text:style-name="P49"><text:span text:style-name="T6">П</text:span><text:span text:style-name="T5">ожалуй, вернее будет сказать, что это она со мной встречалась, потому что я не знал как это делается.</text:span></text:p>
      <text:p text:style-name="P16">Я просто приходил на Суворова 8 в назначенный ею день, здоровался с её мамой, сидел на диване и разглядывал Film a divadlo. Живут же люди! Откуда можно доставать такие журналы?</text:p>
      <text:p text:style-name="P49"><text:span text:style-name="T5">Потом приезжал с работы её папа на мотоцикле с коляской. У него был такой же круглый подбородок, как у </text:span><text:span text:style-name="T6">Натали́. </text:span><text:span text:style-name="T5">Он давал разрешение выйти погулять до десяти, но не позже половины одиннадцатого.</text:span></text:p>
      <text:p text:style-name="P16">И мы выходили гулять дотемна.</text:p>
      <text:p text:style-name="P16">Она много говорила, но не попусту, как некоторые. Она меня просвещала. Несмотря на долгие годы запойного чтения, я многого не знал.</text:p>
      <text:p text:style-name="P16">Что самые классные конфеты — это «Грильяж», только у нас они не продаются; надо ехать в Москву, или Ленинград, да и там не сразу найдёшь.</text:p>
      <text:p text:style-name="P16">А самый вкусный бутерброд — на хлеб с маслом положить нарезанные кружками помидор и варёное яйцо. Хлеб, конечно же, чёрный.</text:p>
      <text:p text:style-name="P16">А Луи Армстронг — певец с самым хриплым голосом в мире.</text:p>
      <text:p text:style-name="P16">Благодаря ей <text:s/>я взял в библиотеке Клуба книжку стихов Вознесенского. Я там и раньше её видел, но проходил мимо за то, что стихи.</text:p>
      <text:p text:style-name="P16">Так вот что значит — настоящие стихи!</text:p>
      <text:p text:style-name="P16">Но мне она нужна была <text:s/>не столько для заполнения пробелов в образовании, сколько ради тех мгновений, когда я умлевал.</text:p>
      <text:p text:style-name="P16">Например, мы шли в кино на Мир и она позволила взять её руку. О! Этого не передать!</text:p>
      <text:p text:style-name="P16">Я ощутил нежную кожу её предплечья, потому что на ней было летнее платье, а руку её я ухватил <text:s text:c="2"/>вокруг бицепса. Хотя какие у девушек бицепсы?</text:p>
      <text:p text:style-name="P16">Я был в полном улёте от железнодорожного моста над проспектом до середины Зеленчака. Потом она мне объяснила, что правильнее когда девушка сама берёт тебя под руку.</text:p>
      <text:p text:style-name="P49"><text:span text:style-name="T5">И дальше мы шли как она показала. Тоже приятно, </text:span><text:span text:style-name="T9">хотя перед этим … </text:span></text:p>
      <text:p text:style-name="P17">И тут я получил удар шаровой молнии — на ходу, в разговоре, она полуобернулась ко мне и — О! <text:s/>— <text:s/>её большая тугая правая грудь прильнула к моему предплечью.</text:p>
      <text:p text:style-name="P17">Блаженство до потери пульса.</text:p>
      <text:p text:style-name="P50"/>
      <text:p text:style-name="P17">Так что мне было о чём думать возле печей Овощной базы, меняя аккорды на недостававшей, но найденной клёпке.</text:p>
      <text:p text:style-name="P17">Узревшему свет истины трудно не скатиться в просветительство.</text:p>
      <text:p text:style-name="P17">Я попытался поделиться приобретённым знанием с сестрой.</text:p>
      <text:p text:style-name="P17">Мы шли по Литейной в сторону Клуба и она сказала:</text:p>
      <text:p text:style-name="P17">- А давай-ка я возьму брата под кренделя!- и взяла меня под руку.</text:p>
      <text:p text:style-name="P17">- Слушай, малá, - сказал я, потому что мы с братом, а за нами <text:s/>и наши друзья редко звали её по имени, а только « малá», или «рыжая».</text:p>
      <text:p text:style-name="P17"><text:soft-page-break/>- Я могу научить тебя приёмчику, что любой парень враз будет твой.</text:p>
      <text:p text:style-name="P17">- Да, ну?- сказала мне сестра.- Это так, что ли?</text:p>
      <text:p text:style-name="P17">И она полуобернулась ко мне на ходу, прикоснувшись грудью к моему предплечью.</text:p>
      <text:p text:style-name="P17">Какая беспросветная наивность! Вообразил, будто я хоть что-то могу узнать раньше своей проныры сестры!</text:p>
      <text:p text:style-name="P18"><text:span text:style-name="T11">Мне пришлось извиняться</text:span> и мы чуть не до самого Клуба хохотали: <text:span text:style-name="T11">какой</text:span> я <text:span text:style-name="T11">самонадеянный </text:span>лопух.</text:p>
      <text:p text:style-name="P18"/>
      <text:p text:style-name="P19">Но счастье не бывает бесконечным; в один из вечеров между Базаром и Путепроводом к нам с <text:span text:style-name="T10">Натали́ </text:span>подошёл парень и мы остановились для разговора.</text:p>
      <text:p text:style-name="P19">Вернее, разговаривали они, потому что из одной школы, а я только стоял рядом.</text:p>
      <text:p text:style-name="P19">На нём была классная рубаха, я таких ещё не видел — красные и зелёные полосы шириной как на пижамах.</text:p>
      <text:p text:style-name="P19">Пижам у меня тоже никогда не было, но в кино-то показывают.</text:p>
      <text:p text:style-name="P19">Он рассказывал в какой московский вуз его примут, ведь у него дядя — дипломат и всех знает, а после вступительных дядя зовёт поехать с ним на Чёрное море на дядиной «волге», чтоб молодой племянник служил наживкой для съёма девочек.</text:p>
      <text:p text:style-name="P19">Потом они сказали друг другу «пока» и мы разошлись, но у <text:span text:style-name="T10">Натали́ </text:span>явно испортилось настроение.</text:p>
      <text:p text:style-name="P19">Возле своей хаты она мне рассказала, что уже встречалась с парнем. Однажды вечером они ехали в пустом автобусе. Он оглянулся на кондукторшу и сказал:</text:p>
      <text:p text:style-name="P19">- Кондуктор — не человек. - и поцеловал <text:span text:style-name="T10">Натали́.</text:span></text:p>
      <text:p text:style-name="P19">И тогда у меня тоже испортилось настроение, ведь понятно же, что они целовались и без кондукторши тоже.</text:p>
      <text:p text:style-name="P19">Я подумал, что это, наверно, был тот красно-зелёный хлюст, но спрашивать не стал.</text:p>
      <text:p text:style-name="P19">В тот вечер я шагал от Суворова на Нежинскую навеки придавленный горем.</text:p>
      <text:p text:style-name="P19"/>
      <text:p text:style-name="P19">Насколько житель Конотопа преуспевает в жизни определить несложно — имеет ли он домик на Сейму?</text:p>
      <text:p text:style-name="P20">Вверх по течению от пляжного Залива, метров на пятьсот ближе к железнодорожному мосту, длинная затока вдаётся в чащу ивняка.</text:p>
      <text:p text:style-name="P20">В конце неё, на белом песке между гибких ив и стоят домики товарищества «Присеймовье». Десятка три, а может и все пять.</text:p>
      <text:p text:style-name="P20">Правда, «домики» это громко сказано — просто сбитые из доски-вагонки будки с жестяными крышами.</text:p>
      <text:p text:style-name="P20">Размером они невелики — на две-три железные койки на песчаном полу. Окна совсем ни к чему — приехав отдохнуть, хозяин день-деньской держит дверь нараспашку.</text:p>
      <text:p text:style-name="P20">Но если он рыбак, то дверь запрёт и спустится к затоке, где стоят неширокие длинные лодки-плоскодонки, прикованные к берегу железными цепями на висячих замках.</text:p>
      <text:p text:style-name="P20">Уложив снасти на дно своей лодки, он отопрёт увесистый замок, сядет на доску-сиденье в узкой корме и, загребая одним веслом, <text:s/>выйдет из затоки на простор Сейма, атам в своё излюбленное место, где прикармливает рыбу макухой, она же жмых.</text:p>
      <text:p text:style-name="P20">Иметь домик большое удобство — купаться ходишь на Залив; через ивняк напрямую метров двести; а потом, вернувшись, готовишь обед на примусе, что гудит пламенем на врытом в песок столе возле домика.</text:p>
      <text:p text:style-name="P20">Многие выезжают в свой домик вечерней электричкой в пятницу, а возвращаются последней в воскресенье.</text:p>
      <text:p text:style-name="P20">А без домика на Сейм <text:span text:style-name="T12">ездишь лишь по субботам и воскресеньям; утром — туда, а в пять, или <text:s/>семичасóвой — обратно.</text:span></text:p>
      <text:p text:style-name="P20"/>
      <text:p text:style-name="P21">Когда Куба приехал летом после первого курса мореходки и какой-то там ещё практики, мы, конечно же, решили рвануть на Сейм.</text:p>
      <text:p text:style-name="P21"><text:soft-page-break/>Только надо дождаться выходных, ведь я работаю; да и по будням на Залив не приезжают ОРСовские <text:s/>машины-будки продавать мороженое.</text:p>
      <text:p text:style-name="P21">- Чепа сказал, ты с Григоренчихой крутишь?</text:p>
      <text:p text:style-name="P21">- Скажи Чепе, что её зовут <text:span text:style-name="T10">Натали́.</text:span></text:p>
      <text:p text:style-name="P21">- Так ты и её позови.</text:p>
      <text:p text:style-name="P25">Натали́ запросто согласилась и мы поехали вчетвером: Куба, Чепа, я и она.</text:p>
      <text:p text:style-name="P21">Когда сошли с электрички и решали — куда: на Залив, или на озеро возле опушки соснового леса? <text:s/>— <text:s/><text:span text:style-name="T10">Натали́ </text:span>предложила переплыть на ту сторону Сейма; там не такой дурдом, как на Заливе.</text:p>
      <text:p text:style-name="P21">На другом берегу тоже есть домики и приехавшие в пятницу встречают своих с утренней электрички, чтоб перевезти туда. Попросим — так и нас переправят.</text:p>
      <text:p text:style-name="P21">Так и вышло. </text:p>
      <text:p text:style-name="P21">Отличный выдался денёк.</text:p>
      <text:p text:style-name="P22">Мы нашли песчаную поляну среди ивняка; совсем рядом с рекой, метров за сто от домиков. <text:s/><text:span text:style-name="T13">На мелком мягком песке мы расстелили единственное покрывало, потому что только Натали́ догадалась привезти.</text:span></text:p>
      <text:p text:style-name="P23">Когда она переоделась в купальник, то затмила весь Film a divadlo, потому что при такой пышной груди и округлых бёдрах у неё оказалась на удивление тонкая талия.</text:p>
      <text:p text:style-name="P23">Купаться мы ходили в заводь с привязанными плоскодонками; там отлогое песчаное дно. Чепа, Куба и я бесились как в старые добрые времена на Кандёбе. </text:p>
      <text:p text:style-name="P23">А после обеда из бутербродов и лимонада мы легли загорать. На покрывале места было лишь для двоих: для <text:span text:style-name="T10">Натали́ </text:span><text:s/>— это ж <text:s/>её покрывало, и для меня — ведь это я с ней встречаюсь.</text:p>
      <text:p text:style-name="P23">Она лежала на спине, в чёрных очках от солнца, а я на животе, потому что стеснялся, что у меня плавки торчат от эрекции.</text:p>
      <text:p text:style-name="P23">Наши плечи чуть-чуть соприкасались.</text:p>
      <text:p text:style-name="P24">Мои кореша лежали вытянувшись на горячем песке — тоже на животах — примостив свои недальновидные головы у нас в ногах на углы расстеленного покрывала.</text:p>
      <text:p text:style-name="P23">Знойная тишь.</text:p>
      <text:p text:style-name="P23"/>
      <text:p text:style-name="P23">Разумеется, на следующий выходной мы поехали на это место только вдвоём.</text:p>
      <text:p text:style-name="P26">И снова мы лежим на покрывале посреди жаркой тишины. Длинные листья ивовых кустов вокруг овальной поляны молчат, не шелохнутся. Нас только двое <text:span text:style-name="T14">на</text:span> этом открытом лишь небу <text:span text:style-name="T14">песке</text:span>.</text:p>
      <text:p text:style-name="P26">Мои веки зажмурены, но солнце всё равно вливается сквозь их кровяно-красный туман и оборачивается чёрной болью.</text:p>
      <text:p text:style-name="P26">- Голова болит,- чуть слышно выговариваю я.</text:p>
      <text:p text:style-name="P26">Красный туман темнеет и мне становится невыразимо хорошо — она положила свою ладонь на мои веки.</text:p>
      <text:p text:style-name="P26">Не открывая глаз, я нахожу рукой её запястье и неслышно тяну книзу, чтобы её ладонь соскользнула мне на губы.</text:p>
      <text:p text:style-name="P26">Я благодарно целую нежную мягкую ладонь, что унесла мою боль, <text:span text:style-name="T14">и растворяюсь в неизъяснимой неге; лучше этого на свете ничего нет.</text:span></text:p>
      <text:p text:style-name="P27">Но когда она, привстав на локте, склонила своё лицо над моим и слила свои губы с моими, я узнал, что есть, но просто этому нет названия.</text:p>
      <text:p text:style-name="P27">Поцелуй?</text:p>
      <text:p text:style-name="P27">Когда ты расплавлено таешь в купели встречных губ, тонешь в их необъятности и, вместе с тем, паришь...</text:p>
      <text:p text:style-name="P27">Всё это и ещё целый океан совсем неописуемых чувств...</text:p>
      <text:p text:style-name="P27">Всё это выразимо в трёх сло<text:span text:style-name="T18">г</text:span>ах: по-це-луй?</text:p>
      <text:p text:style-name="P28"><text:span text:style-name="T18">Ну, ч</text:span>то ж, <text:span text:style-name="T18"><text:s/></text:span>немало <text:span text:style-name="T18">мы</text:span> их <text:span text:style-name="T18">сложили</text:span> в тот <text:span text:style-name="T18">летний </text:span>день.</text:p>
      <text:p text:style-name="P27"><text:span text:style-name="T18">А к</text:span>огда мы шли <text:span text:style-name="T18">уже </text:span>к заводи для переправы на берег электрички, я остановил её в тесном ивняке и ещё раз поцеловал. Прощально. Дальше уж нельзя будет.</text:p>
      <text:p text:style-name="P27"><text:soft-page-break/>Она ответила на поцелуй усталыми губами, а потом, не глядя мне в лицо, как-то грустно сказала:</text:p>
      <text:p text:style-name="P27">- Глупенький. Тебе это ещё надоест.</text:p>
      <text:p text:style-name="P29">Я не поверил ей...</text:p>
      <text:p text:style-name="P29"/>
      <text:p text:style-name="P29">Один немецкий умник, по фамилии Бисмарк, однажды съумничал:</text:p>
      <text:p text:style-name="P29">- На личном опыте учатся только дураки, <text:span text:style-name="T15">лучше учиться на опыте других</text:span>.</text:p>
      <text:p text:style-name="P30">«Я не поверил ей...»</text:p>
      <text:p text:style-name="P31">А ведь даже сестра моя, Наташа, будучи младше меня на два года, не раз доказывала, что ей известно больше моего.</text:p>
      <text:p text:style-name="P31">Да, далеко мне до Бисмарка с моим неверием опыту других. <text:span text:style-name="T16">Немного утешает то, что я всё ж не дурак — раз не умею учиться даже на собственном опыте.</text:span></text:p>
      <text:p text:style-name="P32">Интересно, к какой категории мне нужно отнести себя?</text:p>
      <text:p text:style-name="P34">...ладно, не будем отвлекаться; сейчас этот вопрос не <text:span text:style-name="T18">в</text:span> тем<text:span text:style-name="T18">у</text:span>...</text:p>
      <text:p text:style-name="P33"/>
      <text:p text:style-name="P33">Огурцы вконец обрыдили. Уже нехотя, просто от нечего делать, возьмёшь один из ящика, откусишь пару раз да и запустишь в ближайшую чащу бурьяна на территории Овощной базы.</text:p>
      <text:p text:style-name="P33">Вобщем, я тоже сошёл с дистанции и отправился в контору ОРСа за расчётом.</text:p>
      <text:p text:style-name="P33">Мне заплатили пятьдесят рублей за месяц и полторы недели. В жизни не держал в руках подобной суммы. Интересно, хватит на мопед? У кого бы спросить?</text:p>
      <text:p text:style-name="P33">Разговор с мамой снял эти вопросы:</text:p>
      <text:p text:style-name="P33">- Серёжа, скоро в школу. Тебе нужна одежда. Обувь и тебе и младшим. Сам знаешь как нам приходится выкручиваться.</text:p>
      <text:p text:style-name="P33">- Да, есть у меня одежда. Я ж тебе говорил зачем иду на Базу.</text:p>
      <text:p text:style-name="P33">- Те брюки, что я уже два раза перекрашивала? Это твоя одежда? В твоём возрасте стыдно в таком...</text:p>
      <text:p text:style-name="P33">...Прощай, мустанг моей мечты! Не мчать нам с тобой по проспекту Мира, обгоняя всякие «риги» и «десны»...</text:p>
      <text:p text:style-name="P33"/>
      <text:p text:style-name="P33">Брюки мне не покупали. Я пошёл в швейное ателье рядом с Автовокзалом. Портниха с длинным острым носом обмеряла меня и пошила брюки из тёмно-серого лавсана. Широкий, на две пуговицы, пояс. От колена клёш. Пятнадцать рублей.</text:p>
      <text:p text:style-name="P33"/>
      <text:p text:style-name="P35">Брюки скоро пригодились. </text:p>
      <text:p text:style-name="P35">Владя принёс новость, что в парке на Миру будет конкурс на исполнение молодёжной песни. Запись участников в горкоме комсомола. Артур тоже участвует.</text:p>
      <text:p text:style-name="P35">Артур — это армянин, который служит в стройбате рядом с Рембазой. Он — кумир Влади. На гитаре — бог, причём играет правой. И при этом он не перетягивает струны, а берёт обычную гитару, переворачивает в обратную сторону; басы внизу, а тонкие вверху; и — играет! Кроме того, Артур ещё и поёт. Можно не сомневаться — первое место за ним. </text:p>
      <text:p text:style-name="P35">Но мы всё равно решили участвовать. Вдвоём.</text:p>
      <text:p text:style-name="P35">Как комсоргу школы знакомому с расположением кабинетов в горкоме, честь делать заявку и уточнять время проведения конкурса была предоставлена мне.</text:p>
      <text:p text:style-name="P35">Оказалось, что времени в обрез — конкурс через два дня на танцплощадке парка.</text:p>
      <text:p text:style-name="P35">Мы приступили к репетициям.</text:p>
      <text:p text:style-name="P36">Киномеханик Клуба, Константин Борисович, включил в пустующем в дневное время зале свет и два микрофона на сцене.</text:p>
      <text:p text:style-name="P36">Один из них мы засунули внутрь Владиной гитары и из мощных динамиков в колонках киноаппаратуры по бокам сцены взревел настолько кайфовый звук, что Константин Борисович не выдержал и ушёл. На его место прибежал <text:span text:style-name="T19">радостно взвинченный </text:span>Глуща, который проходил по Профессийной и услыхал рёв и вой этой катавасии.</text:p>
      <text:p text:style-name="P36">Мы решили сделать два номера; <text:span text:style-name="T19">сначала</text:span> инструменталка — партия бас-гитары из песни <text:soft-page-break/>«Шоколадóвый Крем» польской группы «Червони гитары», а <text:span text:style-name="T19">потом</text:span> песня из кинофильма «Неуловимые мстители».</text:p>
      <text:p text:style-name="P36">На репетициях всё шло довольно гладко — рокэнрольно гудел бас из гитары с микрофоном, потом она превращалась в акустическую и Владя пел, что много в поле тропинок, только правда одна. <text:span text:style-name="T17">Плюс к тому, я сбоку подтрынькивал на своей.</text:span></text:p>
      <text:p text:style-name="P37">Сюрпризы начались на самом конкурсе.</text:p>
      <text:p text:style-name="P38">В раковине сцены на танцплощадке оказался всего только один микрофон. Оказалось, что раз мы дуэт нам необходимо название. Второй секретарь горкома предложила на выбор: «Солнце» или «<text:span text:style-name="T20">Т</text:span>рубадуры». Из двух зол выбирай которое покороче.</text:p>
      <text:p text:style-name="P38">Засунуть микрофон в акустическую гитару не так-то просто. Нужно отпустить две тонкие струны снизу и под ними впихнуть его в дыру деки. Затем снова настроить отпущенные <text:s/>струны. Но как теперь докричаться со своим объявлением до микрофона под декой?</text:p>
      <text:p text:style-name="P39">После инструменталки та же тягомотина, но в обратном порядке с доставанием его из гитары.</text:p>
      <text:p text:style-name="P39">Владя запаниковал: «да пошли они», а я его убеждать, то обратной дороги нет, раз мы припёрлись сюда со своими гитарами; или мы их, типа, просто выгуливаем?</text:p>
      <text:p text:style-name="P39">И тут нас позвали на сцену. Владя заиграл басовую партию, стараясь приподымать гитару поближе к микрофону, в который я объявлял, что мы вокально-инструментальный дуэт «Солнце». Потом я опустил микрофон к его гитаре, чтоб на танцплощадке услыхали и убедились, что это всё-таки <text:span text:style-name="T21">«Шоколадóвый Крем»; </text:span>но, удерживая микрофон, я уже не мог поддерживать его бас-партию как ритм-гитара.</text:p>
      <text:p text:style-name="P39">На втором номере всё вроде вошло в нормальное русло. Мы оба звенели гитарами, Владя пел, я смотрел поверх голов <text:span text:style-name="T22">толпы</text:span>, как учила Раиса Григорьевна...</text:p>
      <text:p text:style-name="P40">Но после куплета с припевом Владя вдруг обернулся ко мне и, округлив глаза, выстонал:</text:p>
      <text:p text:style-name="P40">- Я слов не помню! Забыл!</text:p>
      <text:p text:style-name="P40">Ну, что тут будешь делать?</text:p>
      <text:p text:style-name="P40">Да простит меня Чуба, до простят меня слушатели конкурса, набившиеся в тот вечер на танцплощадку, но я сделал шаг вперёд и заорал в микрофон, что:</text:p>
      <text:p text:style-name="P40">- Над степью широкой, ворон пусть не кружит — мы ведь целую вечность собираемся жить...</text:p>
      <text:p text:style-name="P40">К следующему куплету Владя пришёл в себя и мы добили эту песню вдвоём — дуэтом, как и обещали.</text:p>
      <text:p text:style-name="P39"/>
      <text:p text:style-name="P40">На Сейм мы с <text:span text:style-name="T10">Натали́ <text:s/></text:span>больше не ездили. Между нами случилась размолвка; я так толком и не понял из-за чего. Вобщем, она мне сказала больше не приходить.</text:p>
      <text:p text:style-name="P40">Конечно, я страдал, и я, конечно, ещё как обрадовался, когда недели через две моя сестра, она же Рыжая, сказала:</text:p>
      <text:p text:style-name="P40">- Сегодня видела Григоренчиху, она спрашивает: «Огольцов куда-то уехал, что ли?». Я говорю: «Нет». Она говорит: «Так чего ж он не приходит?» Вы что поссорились, что ли?</text:p>
      <text:p text:style-name="P40">- Ничего мы не ссорились. Малá! Ты — солнце!</text:p>
      <text:p text:style-name="P40">Купальный сезон уже был позади и мы стали гулять в парке КПВРЗ.</text:p>
      <text:p text:style-name="P40">Она привела меня туда и <text:s/>показала <text:span text:style-name="T23">укромную скамейку позади нестриженых кустов вдоль аллеи. Я не раз проходил той аллеей, но не догадывался, что за кустами есть скамейка.</text:span></text:p>
      <text:p text:style-name="P41">Она стояла как бы в гроте из листвы.</text:p>
      <text:p text:style-name="P41">Мы приходили туда с началом сумерек. В аллеях зажигались редкие жёлтые фонари на столбах, а у кассы летнего кинотеатра вспыхивала яркая лампочка. Киномеханик Гриша Зайченко, напарник Константина Борисовича, запускал магнитофон с одними и теми же песнями «...словно сумерки наплыла тень, то ли ночь, то ли день...»</text:p>
      <text:p text:style-name="P41">Потом лампочка кассы гасла и начинался сеанс. Скамейка погружалась в темноту в своей пещере из листьев.</text:p>
      <text:p text:style-name="P42">К этой минуте наш разговор иссякал. Она откидывала голову на мою руку вытянутую по верхнему брусу спинки и — мир переставал существовать.</text:p>
      <text:p text:style-name="P42">Особенно если она приходила без лифчика и в платье с длинной молнией замка спереди.</text:p>
      <text:p text:style-name="P42"><text:soft-page-break/>Но у всего есть свои пределы и когда, погружаясь в иное измерение моя ладонь скользила ниже впадинки её пупка и пальцы касались резинки трусиков, её голова на моём плече недовольно двигалась и она издавала звук словно собирается пробудиться. Я беспрекословно передвигался к сокровищам повыше.</text:p>
      <text:p text:style-name="P42">Потом сеанс кончался. Снова вспыхивала лампа у кинотеатра.</text:p>
      <text:p text:style-name="P42">Мы пережидали пока по аллее пройдут малочисленные киноманы и подымались со скамьи. Опустошённо охмелённые.</text:p>
      <text:p text:style-name="P42">Ей пора домой. Папа говорил. Не позже.</text:p>
      <text:p text:style-name="P42"/>
      <text:p text:style-name="P42"/>
      <text:p text:style-name="P43">Мир погряз в глубочайшей осени. Холодно, голо, сыро.</text:p>
      <text:p text:style-name="P43">Листья опали, а мокрые чёрные ветки кустов уже не прятали скамейку. Да и кто сядет на мокрую?</text:p>
      <text:p text:style-name="P43">Мы, по инерции, ещё приходили в парк, но и он стал враждебным.</text:p>
      <text:p text:style-name="P43">Однажды, среди бела дня на меня начал наезжать мужик лет под тридцать. Против него у меня не было шансов. Хорошо знакомые из нашей школы позвали его выпить за танцплощадкой, а мы тем временем ушли.</text:p>
      <text:p text:style-name="P43">Потом выпал первый снег. Растаял. Слякоть комкасто замёрзла, на неё снова выпал снег и началась зима.</text:p>
      <text:p text:style-name="P43">В один из прогулочных вечеров, когда я расстегнул её пальто, чтобы пробраться к любимым грудям, она, отстранившись, сказала, что не может позволять всё человеку, который ей, фактически, никто.</text:p>
      <text:p text:style-name="P43">Это я-то никто? После всего, что между нами было?</text:p>
      <text:p text:style-name="P43">Выяснение отношений — это просто пальба из кормовых орудий вслед паруснику, что удаляется своим курсом.</text:p>
      <text:p text:style-name="P43">Мы расстались. Прощай, сладчайшая <text:span text:style-name="T10">Натали́.</text:span></text:p>
      <text:p text:style-name="P43">Ах, кабы на цветы, да не морозы...</text:p>
      <text:p text:style-name="P43"/>
      <text:p text:style-name="P43">В конце февраля, год спустя после того, как я сказал маме, что согласен на операцию, мне пришлось лечь под нож. Давши слово — держись.</text:p>
      <text:p text:style-name="P43">С вечера и всё ночь у меня резко болел живот, а вызванная утром «скорая» определила у меня аппендикс, который нужно удалить пока не поздно.</text:p>
      <text:p text:style-name="P43">До машины я дошёл сам, но там пришлось лечь в низкие брезентовые носилки, что стояли на полу. <text:span text:style-name="T24">Мама тоже хотела поехать, но по Нежинской шла <text:s/>её знакомая, которая опаздывала на свою работу и мама уступила своё место в тесной «скорой» ей. Она всегда говорила, что Юлия Семёновна очень хороший юридический консультант.</text:span></text:p>
      <text:p text:style-name="P44">В городской больнице меня тоже поленились выносить носилками, пришлось подыматься на второй этаж самому и, переодевшись в больничный халат, самому идти в операционную.</text:p>
      <text:p text:style-name="P44">Там мне помогли лечь на стол и широкими ремнями привязали к нему мои руки и ноги.</text:p>
      <text:p text:style-name="P44">На высокую рамку поверх лица набросили белую простынь, чтоб я не видел, что они там вытворяют. </text:p>
      <text:p text:style-name="P44">Позади головы стояла санитарка, которую я тоже не мог видеть и задавала всякие отвлекающие вопросы. Они были вместо наркоза, потому что мне сделали только местную анестезию шприцем в живот.</text:p>
      <text:p text:style-name="P44">Обезболивание сработало. Я чувствовал и понимал, что это они там режут меня, но воспринималось это словно режут неснятые брюки.</text:p>
      <text:p text:style-name="P44">Только под конец несколько раз было больно. Я даже застонал сквозь зубы, но санитарка над головой начала говорить какой я молодец, и что она ещё не видела таких терпеливых. Пришлось заткнуться и дотерпливать молча.</text:p>
      <text:p text:style-name="P44">Но в палату меня всё-таки отвезли на каталке.</text:p>
      <text:p text:style-name="P44">Чеез пару дней мне принесли записку от Влади. Он писал, что его не пропускают, что наш класс придёт меня проведать, когда мне разрешат вставать и чтоб я поскорей выписывался, а <text:soft-page-break/>то Чуба оборзел и прыгает на него как мазандаранский тигр.</text:p>
      <text:p text:style-name="P45">Мне тогда <text:span text:style-name="T25">ещё не позволяли </text:span><text:s/>напрягаться <text:span text:style-name="T25">и рекомендовали сдерживать кашель, чтоб швы не разошлись. Но разве тут удержишься? «Чуба маза...» — и я втыкался лицом в подушку — сдержать подкатывающийся хохот — <text:s/>«..ндаранский тигр»! Хха! Хха! Ой, больно. Сука ты, Владя! «тигр Чуба мазандар...» Хха! Хха! Аж до слёз... Хха! </text:span></text:p>
      <text:p text:style-name="P46">Через десять дней меня выписали, а ещё через неделю я пришёл в больницу, чтоб мне выдернули нитки швов из живота и дали справку об освобождении от физкультуры на один месяц.</text:p>
      <text:p text:style-name="P44"/>
      <text:p text:style-name="P46">Кстати, почерк у Влади — чемпион по неразборчивости. Когда он сдавал на проверку письменные сочинения, учительница литературы размашисто перечёркивала их крест-накрест красными чернилами.</text:p>
      <text:p text:style-name="P46">Порой он сам не знал что понаписывал и звал меня на помощь.</text:p>
      <text:p text:style-name="P46">Я был экспертом и третейским судьёй в его криптографических диспутах с Зоей Ильиничной:</text:p>
      <text:p text:style-name="P46">- Вот посмотрите, это у него «е» такая, а вот тут это уже «а».</text:p>
      <text:p text:style-name="P46">- <text:span text:style-name="T27">Какая «е», какая «а»? Это же всё просто «галочки»!</text:span></text:p>
      <text:p text:style-name="P46">- <text:span text:style-name="T27">Да, точно, но у этой вот «галочки» хвостик длиннее. Видите?</text:span></text:p>
      <text:p text:style-name="P46"/>
      <text:p text:style-name="P54">У меня с отцом состоялся трудный разговор.</text:p>
      <text:p text:style-name="P54">Он сказал, чтоб я постригся — хожу патлатый, как непонятно что. Его на работе вызывал к себе замполит.</text:p>
      <text:p text:style-name="P54">Рембаза ремонтирует военные вертолёты и потому там есть замполит в высоком офицерском звании, как и остальные начальники.</text:p>
      <text:p text:style-name="P54">Замполит приказал отцу, чтоб его сын в таком виде больше не ходил по городу.</text:p>
      <text:p text:style-name="P54">Конечно, я мечтал о длинных, как у битлов, волосах. <text:s/>До них мне было далеко, но и мои уже начинали доставать до верха лопаток на спине. Если хорошенько запрокинуть голову назад.</text:p>
      <text:p text:style-name="P54">На недавнем КВН я с выключенным микрофоном в руках, типа, пел под запись Дина Рида «Иерихон», охлёстывая волосами своё лицо.</text:p>
      <text:p text:style-name="P54">Вот и дохлестался. Откуда бы тот замполит узнал, что я сын рабочего Рембазы, если б ему не доложили? Мало что ли битлаков по городу ходит?</text:p>
      <text:p text:style-name="P54">Я недолго перечил отцу, ведь я сидел на его шее, а замполит грозил ему увольнением.</text:p>
      <text:p text:style-name="P46"/>
      <text:p text:style-name="P46">Весной в школе распространилась инфекция. Она особенно свирепствовала в нашем классе. Тут сосредоточились наиболее острые формы проявления и основные её разносчики.</text:p>
      <text:p text:style-name="P46"/>
      <text:p text:style-name="P46">Мы с Владей сидели за последним столом — в кабинете химии вместо парт стояли столы и табуреты. В центре квадратного сиденья каждого табурета имелась прорезь, чтоб было куда просунуть кисть руки и нести в нужном направлении.</text:p>
      <text:p text:style-name="P46">Когда нам надоело заниматься резьбой по дереву, а в чёрных сиденьях наших табуретов белели <text:s/>глубокие шрамы: Beatles и Rolling Stones, <text:span text:style-name="T26">мы огляделись вокруг — чем бы ещё заняться?</text:span></text:p>
      <text:p text:style-name="P47">Наивность, конечно, беспредельная — чем ты можешь заняться на уроке в десятом классе? Практически, нечем.</text:p>
      <text:p text:style-name="P47">И вот тут на нас нашло и поехало — так мы начали писать стихи.</text:p>
      <text:p text:style-name="P47">Преобильнейшее стихоизвержение. В различных формах и жанрах.</text:p>
      <text:p text:style-name="P47">На переменах мы показывали друзьям свои творения. Смеялись сами, и они хохотали не подозревая, что вирус стихоплётства разрушает оболочку и их иммунной системы...</text:p>
      <text:p text:style-name="P47">Многие начали пробовать свои рифмовальные данные. Даже Чуба чего-то там наэпиграммил.</text:p>
      <text:p text:style-name="P47">Но неоспоримые корифеи этого дела восседали, разумеется, за последним столом.</text:p>
      <text:p text:style-name="P47">Остаётся лишь радоваться, что эпидемия миновала без летальных исходов.</text:p>
      <text:p text:style-name="P47"/>
      <text:p text:style-name="P47"><text:soft-page-break/>Если бы те разрозненные, выдранные из тетрадок листки собрать воедино, получился бы сборник начинающих <text:span text:style-name="T27">пиитов. Пылился бы на полках, мечтая: что придёт черёд...</text:span></text:p>
      <text:p text:style-name="P53">Вряд ли кто из моих одноклассников помнит о той повальной рифмо-эпидемии. Вряд ли кто-нибудь узнал даже собственные строки. Да и зачем? Конечная цель — ничто. Главный кайф в делании.</text:p>
      <text:p text:style-name="P53">Хотя мне и теперь не стыдно за ту пространную элегию, что начиналась:</text:p>
      <text:p text:style-name="P53"><text:tab/><text:tab/><text:span text:style-name="T28">И я уйду когда-нибудь в разбойники - </text:span></text:p>
      <text:p text:style-name="P59"><text:s text:c="2"/><text:tab/><text:tab/>Трудом свой хлеб насущный добывать.</text:p>
      <text:p text:style-name="P59"><text:tab/><text:tab/>Я днём всё буду спать,</text:p>
      <text:p text:style-name="P59"><text:tab/><text:tab/>Холодный борщ дожёвывать,</text:p>
      <text:p text:style-name="P59"><text:tab/><text:tab/>А в третью смену стану я прохожих обирать...</text:p>
      <text:p text:style-name="P55">Потом, конечно, меня застрелят, потому что элегия грустный жанр, и, валяясь в придорожном бурьяне:</text:p>
      <text:p text:style-name="P55"><text:tab/><text:tab/><text:span text:style-name="T28">...я не смогу понять главой хладеющей -</text:span></text:p>
      <text:p text:style-name="P59"><text:tab/><text:tab/>Зачем понадобилось убивать?</text:p>
      <text:p text:style-name="P59"><text:tab/><text:tab/>Ведь пистолет носил я деревянный</text:p>
      <text:p text:style-name="P59"><text:tab/><text:tab/>И людям всегда «здрасьте!» говорил,</text:p>
      <text:p text:style-name="P59"><text:tab/><text:tab/>А брал лишь три копейки для трамвая </text:p>
      <text:p text:style-name="P59"><text:tab/><text:tab/>И, извинившись, тихо уходил...</text:p>
      <text:p text:style-name="P55"/>
      <text:p text:style-name="P56">Много воды утекло в Варандé с тех пор и, как сказал классик с брегов Невы, по кличке Обезьян:</text:p>
      <text:p text:style-name="P56"><text:tab/><text:tab/><text:span text:style-name="T28">Иных уж нет, а я — далече...</text:span></text:p>
      <text:p text:style-name="P57"/>
      <text:p text:style-name="P56">Есть вещи, о которых и вспоминать не хочется, не то что рассказывать. Однако, из песни слово не выкинешь.</text:p>
      <text:p text:style-name="P56">Да и выставлять себя совсем хорошим глупо и нечестно. Я — не хороший, я — разный.</text:p>
      <text:p text:style-name="P56"/>
      <text:p text:style-name="P56">Стало быть финал КВН мы в том году проиграли команде из престижной одиннадцатой школы.</text:p>
      <text:p text:style-name="P56">В приветствии мы вытащили на сцену макет корабля; точно такой же, как пару месяцев до нас вытаскивали в КВН на Центральном телевидении. И шутки наши были пошучены за два месяца до нас там же.</text:p>
      <text:p text:style-name="P56">Одиннадцатая школа вышла в чёрных цилиндрах из плотной бумаги, которые в конце приветствия подарили нашей команде. Шуток у них вовсе не было, но зато и в краже не обвинишь.</text:p>
      <text:p text:style-name="P56">Мне цилиндра не досталось. Их капитан подарил его жюри и сказал, что теперь дело в шляпе. </text:p>
      <text:p text:style-name="P56">Когда после поражения наша команда редеющими рядами шла по ночному Посёлку, расходясь по домам без щитов, но при цилиндрах, <text:span text:style-name="T29">мне стало обидно, что у меня такого нет</text:span>. <text:s/></text:p>
      <text:p text:style-name="P58">До школы дошли только Валя Писанко и я. И тут я коварно попросил у Вали её цилиндр, якобы просто примерить. <text:s/></text:p>
      <text:p text:style-name="P58">Она доверчиво дала, а я, нахлобучив его себе на голову, убежал вдоль по Нежинской, зная, что ей в другую сторону.</text:p>
      <text:p text:style-name="P58">Она не гналась за мной, а лишь кричала вслед:</text:p>
      <text:p text:style-name="P58">- Сергей! Отдай! Так нечестно!</text:p>
      <text:p text:style-name="P58">Я знал, что нечестно, но не вернулся и не отдал. </text:p>
      <text:p text:style-name="P58">Зачем?</text:p>
      <text:p text:style-name="P58">На следующее утро в сарае, где я спал, мне на него и смотреть было тошно. Кусок ватмана извозюканный чёрной гуашью. Награбленное добро.</text:p>
      <text:p text:style-name="P58">Так что, я — разный, и подлости мне не занима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4-20T08:38:11.202451110</meta:creation-date>
    <dc:date>2016-04-25T21:10:46.011905585</dc:date>
    <dc:creator>sehrguey </dc:creator>
    <meta:editing-duration>PT2H4M20S</meta:editing-duration>
    <meta:editing-cycles>14</meta:editing-cycles>
    <meta:generator>LibreOffice/4.3.3.2$Linux_x86 LibreOffice_project/430m0$Build-2</meta:generator>
    <meta:document-statistic meta:table-count="0" meta:image-count="0" meta:object-count="0" meta:page-count="11" meta:paragraph-count="313" meta:word-count="5370" meta:character-count="33130" meta:non-whitespace-character-count="27905"/>
  </office:meta>
</office:document-meta>
</file>